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6309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9cm" fo:min-width="2.861cm"/>
    </style:style>
    <style:style style:name="gr5" style:family="graphic" style:parent-style-name="standard">
      <style:graphic-properties draw:marker-start="Dimension_20_Lines" draw:marker-end="" draw:stroke-linejoin="round" svg:stroke-linecap="round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5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3.585cm" svg:height="8.68cm" svg:x="12.53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5cm" svg:height="2.453cm" svg:x="12.777cm" svg:y="6.189cm">
          <text:p text:style-name="P1">Clien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49cm" svg:height="2.453cm" svg:x="12.719cm" svg:y="9.019cm">
          <text:p text:style-name="P1">Catál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49cm" svg:height="2.453cm" svg:x="12.719cm" svg:y="11.85cm">
          <text:p text:style-name="P1">Pedido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832cm" svg:y1="8.359cm" svg:x2="12.53cm" svg:y2="8.359cm">
          <text:p/>
        </draw:line>
        <draw:frame draw:style-name="gr4" draw:text-style-name="P2" draw:layer="layout" svg:width="4.149cm" svg:height="0.645cm" svg:x="12.424cm" svg:y="14.774cm">
          <draw:text-box>
            <text:p text:style-name="P2">Aplicação monolítica</text:p>
          </draw:text-box>
        </draw:frame>
        <draw:custom-shape draw:style-name="gr5" draw:text-style-name="P1" draw:layer="layout" svg:width="2.642cm" svg:height="2.184cm" svg:x="8.19cm" svg:y="7.118cm">
          <text:p text:style-name="P1">Cliente </text:p>
          <text:p text:style-name="P1">Desk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642cm" svg:height="2.184cm" svg:x="8.19cm" svg:y="10.326cm">
          <text:p text:style-name="P1">Cliente </text:p>
          <text:p text:style-name="P1">Mob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0.832cm" svg:y1="11.567cm" svg:x2="12.53cm" svg:y2="11.567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2" draw:text-style-name="P1" draw:layer="layout" svg:width="3.338cm" svg:height="2.6cm" svg:x="23.709cm" svg:y="6.8cm">
          <text:p text:style-name="P1">Client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338cm" svg:height="2.6cm" svg:x="23.647cm" svg:y="9.8cm">
          <text:p text:style-name="P1">Catálog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338cm" svg:height="2.6cm" svg:x="23.647cm" svg:y="12.8cm">
          <text:p text:style-name="P1">Pedidos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5.647cm" svg:y1="9.1cm" svg:x2="17.847cm" svg:y2="9.8cm">
          <text:p/>
        </draw:line>
        <draw:frame draw:style-name="gr7" draw:text-style-name="P2" draw:layer="layout" svg:width="4.553cm" svg:height="0.962cm" svg:x="23.847cm" svg:y="15.5cm">
          <draw:text-box>
            <text:p text:style-name="P2">Micro serviços</text:p>
          </draw:text-box>
        </draw:frame>
        <draw:custom-shape draw:style-name="gr5" draw:text-style-name="P1" draw:layer="layout" svg:width="2.8cm" svg:height="2.315cm" svg:x="12.847cm" svg:y="7.785cm">
          <text:p text:style-name="P1">Cliente </text:p>
          <text:p text:style-name="P1">Desk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8cm" svg:height="2.315cm" svg:x="12.847cm" svg:y="11.185cm">
          <text:p text:style-name="P1">Cliente </text:p>
          <text:p text:style-name="P1">Mob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5.647cm" svg:y1="12.5cm" svg:x2="17.847cm" svg:y2="11.2cm">
          <text:p/>
        </draw:line>
        <draw:custom-shape draw:style-name="gr5" draw:text-style-name="P1" draw:layer="layout" svg:width="2.8cm" svg:height="2.315cm" svg:x="17.847cm" svg:y="9.185cm">
          <text:p text:style-name="P1">API</text:p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0.747cm" svg:y1="10.303cm" svg:x2="23.709cm" svg:y2="8.2cm">
          <text:p/>
        </draw:line>
        <draw:line draw:style-name="gr3" draw:text-style-name="P1" draw:layer="layout" svg:x1="20.747cm" svg:y1="10.304cm" svg:x2="23.647cm" svg:y2="11cm">
          <text:p/>
        </draw:line>
        <draw:line draw:style-name="gr3" draw:text-style-name="P1" draw:layer="layout" svg:x1="20.747cm" svg:y1="10.324cm" svg:x2="23.647cm" svg:y2="14cm">
          <text:p/>
        </draw:line>
        <draw:custom-shape draw:style-name="gr2" draw:text-style-name="P1" draw:layer="layout" svg:width="3.338cm" svg:height="2.6cm" svg:x="8.462cm" svg:y="6.7cm">
          <text:p text:style-name="P1">Client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38cm" svg:height="2.6cm" svg:x="8.4cm" svg:y="9.7cm">
          <text:p text:style-name="P1">Catá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38cm" svg:height="2.6cm" svg:x="8.4cm" svg:y="12.7cm">
          <text:p text:style-name="P1">Pedid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2.754cm" svg:height="0.645cm" svg:x="8.7cm" svg:y="15.4cm">
          <draw:text-box>
            <text:p text:style-name="P2">Micro serviços</text:p>
          </draw:text-box>
        </draw:frame>
        <draw:custom-shape draw:style-name="gr5" draw:text-style-name="P1" draw:layer="layout" svg:width="2.8cm" svg:height="2.315cm" svg:x="0.4cm" svg:y="7.785cm">
          <text:p text:style-name="P1">Cliente </text:p>
          <text:p text:style-name="P1">Desktop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8cm" svg:height="2.315cm" svg:x="0.4cm" svg:y="11.185cm">
          <text:p text:style-name="P1">Cliente </text:p>
          <text:p text:style-name="P1">Mobil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138cm" svg:y1="12.2cm" svg:x2="8.4cm" svg:y2="8.8cm">
          <text:p/>
        </draw:line>
        <draw:line draw:style-name="gr3" draw:text-style-name="P1" draw:layer="layout" svg:x1="3.2cm" svg:y1="12.2cm" svg:x2="8.4cm" svg:y2="11.4cm">
          <text:p/>
        </draw:line>
        <draw:line draw:style-name="gr3" draw:text-style-name="P1" draw:layer="layout" svg:x1="3.2cm" svg:y1="12.2cm" svg:x2="8.4cm" svg:y2="14.2cm">
          <text:p/>
        </draw:line>
        <draw:line draw:style-name="gr3" draw:text-style-name="P1" draw:layer="layout" svg:x1="3.2cm" svg:y1="9cm" svg:x2="8.462cm" svg:y2="8.224cm">
          <text:p/>
        </draw:line>
        <draw:line draw:style-name="gr3" draw:text-style-name="P1" draw:layer="layout" svg:x1="3.2cm" svg:y1="9cm" svg:x2="8.4cm" svg:y2="11cm">
          <text:p/>
        </draw:line>
        <draw:line draw:style-name="gr3" draw:text-style-name="P1" draw:layer="layout" svg:x1="3.4cm" svg:y1="9cm" svg:x2="8.4cm" svg:y2="14cm">
          <text:p/>
        </draw:lin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ro Vasconcelos</meta:initial-creator>
    <meta:creation-date>2016-02-12T11:09:21.377198640</meta:creation-date>
    <meta:editing-duration>P0D</meta:editing-duration>
    <meta:editing-cycles>2</meta:editing-cycles>
    <dc:date>2016-02-12T11:59:01.686791938</dc:date>
    <dc:creator>Pedro Vasconcelos</dc:creator>
    <meta:document-statistic meta:object-count="58"/>
    <meta:generator>LibreOffice/4.2.8.2$Linux_X86_64 LibreOffice_project/420$Build-2</meta:generator>
  </office:meta>
</office:document-meta>
</file>